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ba4" officeooo:paragraph-rsid="00144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 de carpeta comparti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3:53:13.240341582</meta:creation-date>
    <dc:date>2025-04-04T13:54:00.582391548</dc:date>
    <meta:editing-duration>PT47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4" meta:character-count="28" meta:non-whitespace-character-count="25"/>
  </office:meta>
</office:document-meta>
</file>